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4631a"/>
    </style:style>
    <style:style style:name="P2" style:family="paragraph" style:parent-style-name="Preformatted_20_Text">
      <style:text-properties officeooo:rsid="0014631a" officeooo:paragraph-rsid="0014631a"/>
    </style:style>
    <style:style style:name="T1" style:family="text">
      <style:text-properties officeooo:rsid="001463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njour,</text:p>
      <text:p text:style-name="P1"/>
      <text:p text:style-name="P1"><text:span text:style-name="T1">veuillez cliquer sur ce lien pour accéder directement au formulaire d’entrée </text:span></text:p>
      <text:p text:style-name="P2">de l’API :</text:p>
      <text:p text:style-name="Preformatted_20_Text"><text:a xlink:type="simple" xlink:href="https://kiwinokoto.com/" text:style-name="Internet_20_link" text:visited-style-name="Visited_20_Internet_20_Link"/></text:p>
      <text:p text:style-name="Preformatted_20_Text"><text:a xlink:type="simple" xlink:href="https://kiwinokoto.com/" text:style-name="Internet_20_link" text:visited-style-name="Visited_20_Internet_20_Link">https://kiwinokoto.com/</text:a> </text:p>
      <text:p text:style-name="Preformatted_20_Text"/>
      <text:p text:style-name="P2">Il est possible que la page mette du temps (environ 1 minute) à s’afficher lors de la première connexion. Cela arrive lorsque la console du serveur est déconnectée.</text:p>
      <text:p text:style-name="P2"/>
      <text:p text:style-name="P2">Une fois qu’elle est relancée, les réponses parviennent normalement en quelques secondes (3-5s).</text:p>
      <text:p text:style-name="P2"/>
      <text:p text:style-name="P2">Cette solution serait donc loin d’être optimale pour un déploiement industriel, mais pour ce projet d’étude c’était vraiment intéressant de mettre en place chaque étape « manuellement »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0T11:16:09.904327594</dc:date>
    <meta:editing-duration>PT7M47S</meta:editing-duration>
    <meta:editing-cycles>1</meta:editing-cycles>
    <meta:document-statistic meta:table-count="0" meta:image-count="0" meta:object-count="0" meta:page-count="1" meta:paragraph-count="7" meta:word-count="85" meta:character-count="565" meta:non-whitespace-character-count="485"/>
    <meta:generator>LibreOffice/24.2.1.2$Linux_X86_64 LibreOffice_project/420$Build-2</meta:generator>
  </office:meta>
</office:document-meta>
</file>